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15.14pt"/>
    </style:style>
    <style:style style:name="co5" style:family="table-column">
      <style:table-column-properties fo:break-before="auto" style:column-width="32.71pt"/>
    </style:style>
    <style:style style:name="co6" style:family="table-column">
      <style:table-column-properties fo:break-before="auto" style:column-width="79.65pt"/>
    </style:style>
    <style:style style:name="co7" style:family="table-column">
      <style:table-column-properties fo:break-before="auto" style:column-width="13.44pt"/>
    </style:style>
    <style:style style:name="co8" style:family="table-column">
      <style:table-column-properties fo:break-before="auto" style:column-width="446.66pt"/>
    </style:style>
    <style:style style:name="co9" style:family="table-column">
      <style:table-column-properties fo:break-before="auto" style:column-width="19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llfileSun Corinthians(xref)6_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3"/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ye,see: day,su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: grain,wheat: harve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ife,live,alive: good: heart</text:p>
          </table:table-cell>
          <table:table-cell office:value-type="string" calcext:value-type="string">
            <text:p>dwe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lov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mouth,said,speak: good: praise,worshi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mity,hate: love,compassion: no,not: th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thing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y: man: love,compassion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end,finish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,equal: mouth,said,spea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goo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hurt: knife,cut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ow,knowledge: write,pen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il,dirt,ground_soil: land,groun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peak,said: me,i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rise,asce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i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: very 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et,water: no,not: plant,tree,woo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: good: eye,s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crooked: no,not: stra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et,water: go,travel,journ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fe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o,forwar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insec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: backw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ain,hurt: knife,cut: hear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: not,no: goo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no,not: soft: thing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hield: perso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ve,rescue: very: help: people;straight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lif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o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permit:permissi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: one</text:p>
          </table:table-cell>
          <table:table-cell office:value-type="string" calcext:value-type="string">
            <text:p>onl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k,d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: gift: hand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etern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: good</text:p>
          </table:table-cell>
          <table:table-cell office:value-type="string" calcext:value-type="string">
            <text:p>amaz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: mouth.said,speak: good</text:p>
          </table:table-cell>
          <table:table-cell office:value-type="string" calcext:value-type="string">
            <text:p>amaz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all,who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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ophesy: eye,see: forward,t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mouth: hear,ear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ke,create: hand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et,water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bi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happy,jo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backward: time,when: man: love,compassi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g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spirit: no,not: perso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g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g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cut,knife</text:p>
          </table:table-cell>
          <table:table-cell office:value-type="string" calcext:value-type="string">
            <text:p>Hannah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ill,destroy: knife,cut: pers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mouth,said,speak: near: pers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inst: backward: to,forward: village: many: neighbor: house: nea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gainst: backward: forward,to: family: house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plit,divide,division,separa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ll,destroy: knife,cut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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,destroy: knife,cut: person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ollow: people: to,forward</text:p>
          </table:table-cell>
          <table:table-cell office:value-type="string" calcext:value-type="string">
            <text:p>discip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reve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ear 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t,food,meal: mouth,said,speak: thing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,ground,earth: desert,wilderness: no,not: plant,tree,woo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cil: body: lead,leader: to,forward: person: hill: small,few: mountai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rest,sleep,lie_down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ss: house: not,no: heart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ce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crown,ruler,king,lo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qual,same: mouth,said,spea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: body: perso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ier: person: war,fight,battle: many</text:p>
          </table:table-cell>
          <table:table-cell office:value-type="string" calcext:value-type="string">
            <text:p>cohor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happy,joy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han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isoned:bound:cha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all,whole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: happy,joy: hea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i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ai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: hear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ection: land,ground,earth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stion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: village: many: neighbor: hous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,travel,journ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norant,ignorance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,when: village: many: neighbor: house: near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raight: people</text:p>
          </table:table-cell>
          <table:table-cell office:value-type="string" calcext:value-type="string">
            <text:p>help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write,pen</text:p>
          </table:table-cell>
          <table:table-cell office:value-type="string" calcext:value-type="string">
            <text:p>writer:author:scrib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mouth,said,spea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rest,sleep,lie_dow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help: attendant,helper: straight: peop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ve: hand: .: silence,quiet: mouth,said,speak: no,not: thing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mall,few: pers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: knowledge,know: land,ground,earth: ignorant,ignorance,confu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bo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money,wealth,wealthy: ha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z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s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</text:p>
          </table:table-cell>
          <table:table-cell office:value-type="string" calcext:value-type="string">
            <text:p>Bar_Jesus_not_Christ</text:p>
          </table:table-cell>
          <table:table-cell office:value-type="string" calcext:value-type="string">
            <text:p>ec8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: help: straight: peop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ll,destroy: knife,cut: 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ppy,joy: many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ree,freedom: hea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et,wa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: water,w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see,eye: bli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r:figh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with: equal,same: people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: no,not: goo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ifu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purpose:reas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conver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th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,sleep,lie_down: straight</text:p>
          </table:table-cell>
          <table:table-cell office:value-type="string" calcext:value-type="string">
            <text:p>mattres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 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no,not: good: spirit: person: satan</text:p>
          </table:table-cell>
          <table:table-cell office:value-type="string" calcext:value-type="string">
            <text:p>Sata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thin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outh,said,speak: love,compassion: hear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hi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fait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: people: to,forward: crown,ruler,king,lord: cross</text:p>
          </table:table-cell>
          <table:table-cell office:value-type="string" calcext:value-type="string">
            <text:p>Christia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walk: village: many: neighbor: house: nea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prevail,triumph,victory: crown,ruler,king,lord: war,fight,ba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: goo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: hurt,pain: knife,cut: heart: village: many: neighbor,near,hou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: person: small: wet,wat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n,birth: land ,ground,earth: beginning,start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vest: hand: grain,wheat: village: many: neighbor,house,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an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stic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Scrip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or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k: knife,cut: all,whole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: moon,n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good: crown,ruler,king,lord: man: love,compass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: plant,tree,w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many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eye,se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wet,wat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id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forward,t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d:lea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ir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isoned:arrest:cha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: d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,plant,woo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aid,fear: no,not: mouth,said,speak: heart</text:p>
          </table:table-cell>
          <table:table-cell office:value-type="string" calcext:value-type="string">
            <text:p>courag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loa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whole,a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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sig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tart,beginning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un,day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car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metal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small,few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small,few: love,compassio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make: hand: pers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big: measure: perso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death,dead,die: no,not: hear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fabric,cloth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spe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ig: ruler,king,crown,lor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crown,ruler,king,lord: land,ground,eart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urderer: cross: knife,cut: person: kill,destroy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ve: hand: .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beck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abilit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d: big: grass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mise: mouth,said,speak: work,do: land,ground,eart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crown,ruler,king,lor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t: village: many: neighbor: house: nea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e: land,ground,earth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hear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thing: tree,plant,w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b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ce: to,forward: hand: equal,same: land,ground,earth: church,temple</text:p>
          </table:table-cell>
          <table:table-cell office:value-type="string" calcext:value-type="string">
            <text:p>tr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lau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,few: village: many: neighbor: house: n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book,read,learn: numb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,leader: to,forward: person: war,fight,battl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,some: believe,faith: know,knowledge: cross: time,whe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isoned:arrest:bou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: land,ground,ear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ur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par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e: chair,si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eople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land: wet,water: land,ground,earth: cold: no,not: fire,heat,ho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1&amp;2 Corinth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grain,whea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,no: good: hot,fire,heat: village: many: neighbor,house,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king,ruler,crown,lord: anointed: mouth,said,speak: near: person</text:p>
          </table:table-cell>
          <table:table-cell office:value-type="string" calcext:value-type="string">
            <text:p>Messia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: people: to,forward: crown,ruler.king,lord: cross</text:p>
          </table:table-cell>
          <table:table-cell office:value-type="string" calcext:value-type="string">
            <text:p>Belie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building</text:p>
          </table:table-cell>
          <table:table-cell office:value-type="string" calcext:value-type="string">
            <text:p>temp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: mouth,speak,said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r: face: fabric,clothing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very: land,ground,ear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au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pu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ll,whole: know,knowledg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abric,cloth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ear: cro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to_clot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bri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th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n: village: many: neighbor: house: nea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war,fight,battle: many</text:p>
          </table:table-cell>
          <table:table-cell office:value-type="string" calcext:value-type="string">
            <text:p>arm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fire,heat,h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visit:co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depa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person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ati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assuranc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understand,understanding: know,knowledge: ver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e: d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become_pers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: cup,drink: village: many: neighbor: house: nea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un,da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rd: soft: no,not: th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/> 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y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chair,si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red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n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riend: love,compassion: land,ground,ear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ield,farm: grain,wheat: land,ground,earth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afraid,fear: mouth,said,speak: heart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church,templ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promise: very: work,d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re,like,want: heart: love,compassion: you: thing</text:p>
          </table:table-cell>
          <table:table-cell office:value-type="string" calcext:value-type="string">
            <text:p>env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ma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: all,who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d: crown,ruler,king,lord: man: house: make,create: hand: person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ount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esh: soft: person: island: wet,water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oked: no,not: straigh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straigh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ltitud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ler:king:l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,destroy: knife,cut: person: cros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wet,wat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in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good: fire,heat,ho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: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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,whole: night,moon: land,ground,earth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pillo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ole,all: work,d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if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1&amp;2 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sound,noise: ear,hear: thing</text:p>
          </table:table-cell>
          <table:table-cell office:value-type="string" calcext:value-type="string">
            <text:p>dru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: island: wet,water: land,ground.earth: plant,tree,woo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ut: big: mouth,said,speak: land,ground,earth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c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: hand: wet,water: village: many: neighbor: house: n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happy,jo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e,i: 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light: eye,see: sun,da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: small,fe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: small,few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ppointed: mouth,said,speak: near: person: call,beck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t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,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: land,ground,earth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ption:false:lead_astra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good: measure: deceive,deception,lie,false,lead_astray</text:p>
          </table:table-cell>
          <table:table-cell office:value-type="string" calcext:value-type="string">
            <text:p>hypocri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: good: measure</text:p>
          </table:table-cell>
          <table:table-cell office:value-type="string" calcext:value-type="string">
            <text:p>lie:deceive:false:lead_astra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pt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w,to_plant: seed: plant,tree,wood: small: ha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spirit: 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money,wealth,wealthy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,said,speak: know,knowled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come_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e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esh: soft: person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: to,forward: small,few: peopl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no,not: tree,plant,wood</text:p>
          </table:table-cell>
          <table:table-cell office:value-type="string" calcext:value-type="string">
            <text:p>wilderne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ear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like:wa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wo: mind,think: know,knowledge: head: fac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ead:deat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work,d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ill: cup,drin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ground_soi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impu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ollow: people: to,forward</text:p>
          </table:table-cell>
          <table:table-cell office:value-type="string" calcext:value-type="string">
            <text:p>apost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,bound,imprisoned,arrest: hear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si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w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bellion:disobe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bellion:disobedien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lit:division:separa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lit:divide:separa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split,division,divide,separat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eal: hand: happy,joy: heart</text:p>
          </table:table-cell>
          <table:table-cell office:value-type="string" calcext:value-type="string">
            <text:p>heal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anim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land,ground,earth: knife,cu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hors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</text:p>
          </table:table-cell>
          <table:table-cell office:value-type="string" calcext:value-type="string">
            <text:p>Dorcu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horse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unbelie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mouth,said,speak: grain,whea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: rest,sleep,lie_down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: rest,sleep,lie_down</text:p>
          </table:table-cell>
          <table:table-cell office:value-type="string" calcext:value-type="string">
            <text:p>visi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1&amp;2 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sound,noise: ear,hear: thing</text:p>
          </table:table-cell>
          <table:table-cell office:value-type="string" calcext:value-type="string">
            <text:p>cymb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: no,not: goo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wet,wate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: wet,wa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art: land,ground,eart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ife,alive,live: good: heart</text:p>
          </table:table-cell>
          <table:table-cell office:value-type="string" calcext:value-type="string">
            <text:p>abi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deserv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nd:grou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shak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work,d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foo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</text:p>
          </table:table-cell>
          <table:table-cell office:value-type="string" calcext:value-type="string">
            <text:p>Eber <text:s/>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hrough,pass: thing: to,forwar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ve: land,ground,earth: thing: pers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</text:p>
          </table:table-cell>
          <table:table-cell office:value-type="string" calcext:value-type="string">
            <text:p>Elam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,when: land,ground,earth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ew: lead,leader: to,forward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help: straight: peopl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: love,compassion: or: peop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<text:s/> 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Hel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: money,wealth,wealthy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e,i: help: straight: peopl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t,fire,ho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an,power,ability: person: knife,cu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mazing,amazing: person: mouth,said,speak: good: praise,worship,exal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promise: mouth,speak,said: work: ver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tret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,heat,hot: wet,water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onkey: small: horse</text:p>
          </table:table-cell>
          <table:table-cell office:value-type="string" calcext:value-type="string">
            <text:p>Ham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: no,n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: hea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ish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: here: very: land,ground,eart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riend: love,compassion: no,n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ha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each,teaching: mouth,speak.said: book,learn,rea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ead,death,die: no,not: hear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: you: thing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reeting: mouth,said,speak: happy,jo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frui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o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happy,joy: purpose,because,reason,therefore: know,knowledge: 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m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eautiful,beauty: eye,see: g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nd: hand: to,forw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ir: face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ide: thi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alway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always:etern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,whole: moon,night: land,ground,earth</text:p>
          </table:table-cell>
          <table:table-cell office:value-type="string" calcext:value-type="string">
            <text:p>Cus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circumcise,circumcision: knife,cut: flesh: soft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</text:p>
          </table:table-cell>
          <table:table-cell office:value-type="string" calcext:value-type="string">
            <text:p>Euth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rest,lie_down,slee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uth,said,speak: gospel,good_news: book,learn,read: goo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1&amp;2 Corinth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alive,live,life: good: heart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n,night: stra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all,whole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all,who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all,whol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prai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</text:p>
          </table:table-cell>
          <table:table-cell office:value-type="string" calcext:value-type="string">
            <text:p>example_pattern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same,equal</text:p>
          </table:table-cell>
          <table:table-cell office:value-type="string" calcext:value-type="string">
            <text:p>Apell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othi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: boat: village: many: neighbor: house: n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belie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nes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descen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</text:p>
          </table:table-cell>
          <table:table-cell table:style-name="ce1"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rue,truth: good: measure</text:p>
          </table:table-cell>
          <table:table-cell office:value-type="string" calcext:value-type="string">
            <text:p>lie:deceive:deception:false:lead_astra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rel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rain,whea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mouth,said,speak: happy,jo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ow,to_plant: hand: seed: grain,wheat: small,few</text:p>
          </table:table-cell>
          <table:table-cell office:value-type="string" calcext:value-type="string">
            <text:p>sow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eat,food,meal: mouth,said,speak: thi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o,forw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lesh: soft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: water,w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afra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eat,food,meal: mouth,said,speak: thing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ig: money,wealth,wealth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par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al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r:batt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search: hand: eye,s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Acts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:h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sh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ake: hand: pers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pers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grain,whea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thing: mouth,said,spea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: to,forwar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wisdom,wise: know,knowledge: 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gi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land,.ground,earth</text:p>
          </table:table-cell>
          <table:table-cell office:value-type="string" calcext:value-type="string">
            <text:p>sojourner:genti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thing: backwar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many: plant,tree,woo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and,ground,earth: ro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small,few: anima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perfu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ed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1&amp;2 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ro: money.wealth,wealth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</text:p>
          </table:table-cell>
          <table:table-cell office:value-type="string" calcext:value-type="string">
            <text:p>Freedma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ree,freedo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love,compass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eye,see: to,forw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usele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: to,forwar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angel: good: spirit: no,not: pers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erasen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hand: love,compassion</text:p>
          </table:table-cell>
          <table:table-cell office:value-type="string" calcext:value-type="string">
            <text:p>recei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ppy,jo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ound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: cross: land,ground,earth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up,drin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cripture,bible,word of god: book,learn,read: cros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: doo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ogether_peop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gether_thing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: ability,can,power: hand: big: knife: village: many: neighbor: house: nea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small,few: m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sojourner:foreign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ne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ada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l: land,ground,earth: money,wealth,wealthy: wet,wat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love,compassio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praise,worship,exalt: mouth,said,speak: goo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food,eat,meal: mouth,said,speak: thing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ip:go:journey:trav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lower_ver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p: soft: bone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: man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saint:righteous_pers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ig: money,wealth,wealth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ull: land,ground,earth: face</text:p>
          </table:table-cell>
          <table:table-cell office:value-type="string" calcext:value-type="string">
            <text:p>Jo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good: person: village: many: neighbor,house,ne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1&amp;2 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ear,hear: cymbal,drum: hand: thi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od_new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crown,ruler,king,lord</text:p>
          </table:table-cell>
          <table:table-cell office:value-type="string" calcext:value-type="string">
            <text:p>proconsu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: knife,cu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a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itud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efu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to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ke: land,ground,earth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desire,like,want: love,compassion: hear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appy,jo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,beginning: man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nd:eart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di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en:growth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en:gr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swo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greeting: mouth,said,speak: happy,joy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onkey: small,few: horse</text:p>
          </table:table-cell>
          <table:table-cell office:value-type="string" calcext:value-type="string">
            <text:p>Emm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 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knife,cut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</text:p>
          </table:table-cell>
          <table:table-cell office:value-type="string" calcext:value-type="string">
            <text:p>Haran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y: no,not: wet,water: land,ground,earth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no,no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grain,whea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grain,whe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enmi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ne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health,healthy: happy,joy: hear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ealth,healthy: hand: happy,joy: heart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r:e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:fi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crown,ruler,king,lord: man: love,compass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big: measur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land,ground,earth: book,learn,rea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son,sons: small,few: man: love,compassio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<text:s/> 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E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: fire,heat,hot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peopl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raight: people: help</text:p>
          </table:table-cell>
          <table:table-cell office:value-type="string" calcext:value-type="string">
            <text:p>attenda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ar: no,not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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near: bad: good: spirit: pers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: bi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crown,king,ruler,lord: no,not: goo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good: eye,s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can,ability,power: big: knife,cu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al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under: thing: 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l: small,few: mountai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ney,wealth,wealthy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bea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: swee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swor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desire,like,want: love,compassion: heart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elp: people: straight: time,whe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arch: hand: eye,see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:fire:hea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aroun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mouth,said,speak: 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mouth,said,speak: 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y: start,beginning: 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bad: no,not: good: me,i</text:p>
          </table:table-cell>
          <table:table-cell office:value-type="string" calcext:value-type="string">
            <text:p>sham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eat,food,meal: mouth,said,speak: th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heart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sing,song: mouth,said,speak: dance: walk: happy,jo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deceive,deception,false,lead_astray,lie: no,not: good: measure</text:p>
          </table:table-cell>
          <table:table-cell office:value-type="string" calcext:value-type="string">
            <text:p>deceiv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,travel,trip: village: many: neighbor: house: n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ence,quiet: no,not: mouth,said,speak: thing</text:p>
          </table:table-cell>
          <table:table-cell office:value-type="string" calcext:value-type="string">
            <text:p>Alphaeu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ir: land,ground,earth: fac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th,said,speak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easu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ime,when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&amp;2 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choose: love,compassion: or</text:p>
          </table:table-cell>
          <table:table-cell office:value-type="string" calcext:value-type="string">
            <text:p>priority:or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can,ability,power: big: knife,cu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rest:bound:cha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dir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si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fume,fragrant: good: nose,smell: gift: hand: love,compass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small,few: ma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: no,not: soft: meta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happy,joy: laugh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help: straight: peopl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land,ground,earth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e: person: thing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ough,pass: land,ground,ear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temple,church: mouth,said,speak: authorit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?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no,not: cup,drin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ow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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esus_not_Chri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.ruler,lord: stay: person: straigh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o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d, griev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: down: land,ground,earth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,sleep,lie_down: love,compassion: village: many: neighbor: house,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ift: hand: love,compassio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: cros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</text:p>
          </table:table-cell>
          <table:table-cell office:value-type="string" calcext:value-type="string">
            <text:p>Jesus_not_Christ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aso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i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xalt,praise,worship: mouth,said,speak: good</text:p>
          </table:table-cell>
          <table:table-cell office:value-type="string" calcext:value-type="string">
            <text:p>Golgoth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_the_Discipl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ife,cu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 : f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l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you: goo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tiful,beauty: good: eye,see: village: many: neighbor: house: nea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sword: part,som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: baptism,baptize: wet,water: perso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praise,worship,exalt: mouth,said,speak: goo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re: up: man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re: up: man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re : up: man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ason:Jesus_not_Chri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small,few: pers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straigh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ip:go:trav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p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s_not_Iscario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as:Judas_not_Iscario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ise,worship,exalt: mouth: good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m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straight: hai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oked: no,not: straight: hair: fac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mall,few: time,whe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hand: equal,sa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: hand: person: righteous,righteousness: good: work,d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righteous,righteousness: good: work,do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ve: hand: 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no,not: closed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: moon,night: color: valley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ne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ler:crown:l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atch: thing: ne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fac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y: person: straight: dow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doo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wled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w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 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wet,wate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rm: bi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thing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thing: tab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rth:grou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country,nation: big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r: face: village: many: neighbor: house: near</text:p>
          </table:table-cell>
          <table:table-cell office:value-type="string" calcext:value-type="string">
            <text:p>lots:lo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r:lat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knife,cut: tongue: mouth,said,speak: fabric,cloth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fu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mouth,said,spea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lea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le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,tree,wood: thing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d:bo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money,wealth,wealth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smalles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,fabric: anima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come_out:depar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loaf,bread: mouth,said,speak: grain,wheat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man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ad,grieve: hea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book,read,lear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i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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ith: equal,same: peop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ith: equal,same: peop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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ystr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:lead_astr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eep:res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ali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u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sun,da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rm: eye,se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like:wa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all,whole: fabric,clothi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alive:lif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bre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patienc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ler:crown: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 : search: hand: eye,s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 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ts:Lase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asea:l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1&amp;2 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ear,he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ssi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dow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go_dow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aid,spea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ight: eye,see: day,su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: wild: rest,sleep,lie_down: love,compassio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sensualit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g: small,few: animal: land,ground,earth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g: small,few: animal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k: village: many: neighbor: house: ne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ire,heat,ho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.ruler,king,lord: happy,jo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ldier: person: war,fight,battle: lead,leader: to,forwar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evi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ime,wh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ve,over: up: thing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wer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eye,see: deceive,deception,false,lead_astray,li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</text:p>
          </table:table-cell>
          <table:table-cell office:value-type="string" calcext:value-type="string">
            <text:p>Mahalale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yes,correc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dom: crown,ruler,king,lord: land,ground,ear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m: island: wet,water: land,ground,eart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f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ow,knowledg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grain,whe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ill,destroy: knife,cut: person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land,ground,eart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: wom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crown,ruler,king,lord: mouth,said,spea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_Mother_of_Jes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big: water,wet: sea,ocea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ry: no,not: wet,water: land,ground,ear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right: very: day,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lord,ruler: hand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hing: take,bring,carry: hand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,rest,lie_down: straight</text:p>
          </table:table-cell>
          <table:table-cell office:value-type="string" calcext:value-type="string">
            <text:p>b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up: land,ground,earth</text:p>
          </table:table-cell>
          <table:table-cell office:value-type="string" calcext:value-type="string">
            <text:p>rip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eat:foo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: no,not: near: land,ground,earth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<text:s/> 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e,i: crown,ruler,king,lor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peop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rd: no,not: sof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: good: pers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: land,ground,earth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: book,learn,read: mouth,said,speak</text:p>
          </table:table-cell>
          <table:table-cell office:value-type="string" calcext:value-type="string">
            <text:p>story:news:parable:repo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perso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anointed: king,crown,ruler,lord: mouth,said,speak: near: person</text:p>
          </table:table-cell>
          <table:table-cell office:value-type="string" calcext:value-type="string">
            <text:p>Chri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nd: hand: to,forwar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</text:p>
          </table:table-cell>
          <table:table-cell office:value-type="string" calcext:value-type="string">
            <text:p>Midian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,fight,battle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p: soft: village: many: neighbor: house: nea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face</text:p>
          </table:table-cell>
          <table:table-cell office:value-type="string" calcext:value-type="string">
            <text:p>thought:think:think_opinion:think_wond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ig: ability,can,power: knife,cut: work,d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1&amp;2 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see,eye: me,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fe: village: many: neighbor: house: ne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ye,s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love,compassion: no,not: good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,ruler,king,lord: silence,quiet: mouth,said,speak: no,not: th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althy:wealt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land,ground,earth: to,forward: around: day,su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gh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many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stra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ift: hand: u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any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uit: mountai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n: mountai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ak:sa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crow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kill,destroy: knife,cu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seed: grain,wheat: small,few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,tree,wood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,plant,wood: good: no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,finish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ecause,purpose,reason,therefore: know,knowledge: ?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kind,kindness: love,compassion: good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yes,correct: goo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i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ye,see: forward,to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ophet: person: prophesy: eye,see: to,forwar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: tho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: eye,see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: me,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attle,fight,w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low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ive,for: gift: hand: love,compassion: to,forward</text:p>
          </table:table-cell>
          <table:table-cell office:value-type="string" calcext:value-type="string">
            <text:p>Nathani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ha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ch: tree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have_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ne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: village: many: neighbor: house: nea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ull: cup,drin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eye,se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parable:repor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ar,fight,battle: crown,ruler,king,lor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ow,knowledge: ask,questioned: mouth,said,speak: ?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: land,ground,earth: person: love,compassion: no,no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leep,rest,lie_dow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1&amp;2 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,hear: thing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e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ime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k,do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die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money,wealth,wealth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wet,wate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: new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ntai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_top_o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one</text:p>
          </table:table-cell>
          <table:table-cell office:value-type="string" calcext:value-type="string">
            <text:p>al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close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&amp;2 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choose: love,compassion: or</text:p>
          </table:table-cell>
          <table:table-cell office:value-type="string" calcext:value-type="string">
            <text:p>important:priorit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th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sid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up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no,not: backw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animal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rt,pain: knife,cut: heart</text:p>
          </table:table-cell>
          <table:table-cell office:value-type="string" calcext:value-type="string">
            <text:p>hu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mily: house: love,compassion: land,ground,ear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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island: wet,water: land,ground,earth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: mouth,said,speak</text:p>
          </table:table-cell>
          <table:table-cell office:value-type="string" calcext:value-type="string">
            <text:p>story:message:news:repo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tand: up: straight: pers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me:par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mouth,said,speak: land,ground,earth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festiv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throug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desire,like,want,will: love,compassion: hea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eat,food,meal: no,not: kill,destroy: knife,cut: perso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backward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eous,righteousness: good: work,do: village: many: neighbor: house: nea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y:roa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longsuffe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longsuffering:patien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: hard: soft: no,n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,sleep,lie_down: love,compassion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ife,cu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ri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rit: no,not: person: day,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eye,se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go,travel,trip,journ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fragra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: people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ruler,king,lord,crown</text:p>
          </table:table-cell>
          <table:table-cell office:value-type="string" calcext:value-type="string">
            <text:p>permit:allo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allow:permiss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plit,divide,division,separa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/> 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ac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ve: thing: person: land,ground,earth: man: crown,ruler,king,lor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: horse: village: many: neighbor: house,ne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d: book,learrn,read: small,few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o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because,purpose,reason,therefore: know,knowledge: ?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d,griev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moon,nigh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: hand: water,wet: color: land,ground,eart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t: village: many: neighbor: house: nea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y: no,not: wet,water: land,ground,earth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: sacrifice: fire,heat,hot: hand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vernor: small,few: crown,king,ruler,lo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cush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,song: mouth,said,speak: walk: happy,joy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nd:earth:grou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pen,wri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od:tre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: dirt,soil,ground_soil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new: wet,water: land,ground,earth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ney,wealth,wealth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: room: house: part,som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i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can,ability,power: big: knife,cu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ability: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exal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in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each,teaching: mouth,said,speak: book,learn,read: cros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oney,wealth,wealthy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thing: work,d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hing: ha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work,do: good: measur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: war,battle,fight</text:p>
          </table:table-cell>
          <table:table-cell office:value-type="string" calcext:value-type="string">
            <text:p>victory:triump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boa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: small,few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&amp;2 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choose; love,compassion: or</text:p>
          </table:table-cell>
          <table:table-cell office:value-type="string" calcext:value-type="string">
            <text:p>important:ord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</text:p>
          </table:table-cell>
          <table:table-cell office:value-type="string" calcext:value-type="string">
            <text:p>Prisi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chain,bound,imprisoned,arres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chain,bound,imprisoned,arres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ing,song: mouth,said,speak: walk: happy,jo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vern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man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ork,d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forward,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rophesy: eye,see: forward,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o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,song: mouth,said,speak: dance: walk: happy,joy</text:p>
          </table:table-cell>
          <table:table-cell office:value-type="string" calcext:value-type="string">
            <text:p>song:si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ove,compassion: war,fight,battle: village: many: neighbor: house: nea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art,som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: colo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reas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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Liby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,water: village: many: neighbor: house: ne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ire,heat,hot: col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ou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crown,ruler,king,lor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?</text:p>
          </table:table-cell>
          <table:table-cell office:value-type="string" calcext:value-type="string">
            <text:p>as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vernor: small,few: crown,ruler,king,lo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heep: sof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hout: big: mouth,said,spea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ud: soft: thing: wet,water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hing: happy,jo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ain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ok:lear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purpo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tie,kn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,said,speak: work,do</text:p>
          </table:table-cell>
          <table:table-cell office:value-type="string" calcext:value-type="string">
            <text:p>disobedience:disobe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stop: hand: end,finis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gift: hand: love,compassion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counted:credi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p: people: straight: love,compassion: frie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water,wet: blood: col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: money,wealth,wealthy</text:p>
          </table:table-cell>
          <table:table-cell office:value-type="string" calcext:value-type="string">
            <text:p>redemp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: money,wealth.wealthy</text:p>
          </table:table-cell>
          <table:table-cell office:value-type="string" calcext:value-type="string">
            <text:p>rede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gra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: big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s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: mouth,said,speak: near: head: fac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im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an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news:par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eep:lie_dow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because,reason,purpose,therefore: know,knowledge: ?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aid,spea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appea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: righteous,righteousness: work,d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k: knife,cut: all,whole: village: many: neighbor: house: n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hoose: love,compassion: o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low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er: cros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!: time,whe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ness:righteo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good: work,do</text:p>
          </table:table-cell>
          <table:table-cell office:value-type="string" calcext:value-type="string">
            <text:p>saint:god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grow,growth,ripen: up: land,ground,earth</text:p>
          </table:table-cell>
          <table:table-cell office:value-type="string" calcext:value-type="string">
            <text:p>ripe:matu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grow:grow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y:pa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: soft: no,not: th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: hand: big: knife: village: many: neighbor: house: n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part,som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: sun,day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: no,not: smooth: good: straigh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lood: red: hand: wet,water: colo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own:king:l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ver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riend: person: love,compassion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rest,sleep,lie_dow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,heat,hot: hand: love,compassi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ie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uth,said,speak: no,not: u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ak:mout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godly:righteous_pers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ecause,purpose,reason,therefore: know,knowledge:?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; rest,lie_down,sleep: village: many: neighbor: house: nea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leep,rest,lie_down: love,compassio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hill: small: mountai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leep,rest,lie_down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.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d: crown,ruler,king,lord: man: love,compassion: very: help: straight: peop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e,see: tower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e,see: tower: 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qu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: island: wet,water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island: wet,water: land,ground,earth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r,ear: god: crown,ruler,king,lord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y: person: land,ground,earth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ac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prince: crown,ruler,king,lord: small,few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no,not: good: spirit: person</text:p>
          </table:table-cell>
          <table:table-cell office:value-type="string" calcext:value-type="string">
            <text:p>Beelzebu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sk,questioned: mouth,said,speak: ?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resc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very: help: straight: peop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up: forward,to: han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ef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ins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writer:auth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Bible:Script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ater,wet: house: cros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ater,wet: plant,tree,wood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,river: ocean,sea: big: wet,wate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clos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eye,se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ence,quiet: mouth,said,speak: no,not: ear,hear</text:p>
          </table:table-cell>
          <table:table-cell office:value-type="string" calcext:value-type="string">
            <text:p>whisp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wo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y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small,fe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: eye,see: day,sun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,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money,wealth,wealth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have: hand: .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o,forw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lu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split:divide:divis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ld: peop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ranch: plant,tree,woo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erve: love,compassion: work,do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work,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eckon,call: mouth,said,speak: near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: needl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ar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lust:sensua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sun,da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: good: me,i</text:p>
          </table:table-cell>
          <table:table-cell office:value-type="string" calcext:value-type="string">
            <text:p>humiliat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friend: person: love,compassio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knife,cut: hair: fac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sk,questioned: mouth,said,speak: 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</text:p>
          </table:table-cell>
          <table:table-cell office:value-type="string" calcext:value-type="string">
            <text:p>Shechem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: thing: .: neck: face: village: many: neighbor: house: ne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leep,rest,lie_down: love,compassio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aid,speak: me,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: no,not: god: crown,ruler,lord,king: love,compassion: 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p: soft: pers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appear:reve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disea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h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breat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thing: mouth,said,spea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lant,tree,wood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,said,speak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oney,wealth,wealth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e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</text:p>
          </table:table-cell>
          <table:table-cell office:value-type="string" calcext:value-type="string">
            <text:p>Simon(Jesus’s_brother)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ighteous,righteousness: good: work,do</text:p>
          </table:table-cell>
          <table:table-cell office:value-type="string" calcext:value-type="string">
            <text:p>sinfu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ighteous,roghteousness: good: work,do</text:p>
          </table:table-cell>
          <table:table-cell office:value-type="string" calcext:value-type="string">
            <text:p>si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song:Psal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ighteous,righteousness: good: person: work,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ve,over: up: thing: land,ground,ear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e_down:r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to,forwar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many: small,few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lea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fire,hot,heat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: good: straight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,hot,heat: village: many: neighbor: house: nea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dirt:ground_soi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foreigner:genti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war,fight,ba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isdom,wise: know,knowledge: o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me:par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: son: love,compassion: .: 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Psalm:s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,travel,trip,journey: with: equal,same: peop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lp: straight: people: god: crown,ruler,king,lord: man: love,compassi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1&amp;2 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,hear: thing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to_plan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seed: grain,wheat: small,few</text:p>
          </table:table-cell>
          <table:table-cell office:value-type="string" calcext:value-type="string">
            <text:p>farm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nd:earth:grou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ection: land,ground,earth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uth:sai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bu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o,forward: wet,wat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vide:division:separ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cup,drin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art,some: grain,whea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ic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v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straight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ginn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raigh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: no,not: yo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1&amp;2 Corinth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very: crown,ruler,king,lor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money,wealth,wealth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sad,grieve: because,purpose,reason,therefore: know,knowledge: 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end,finish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eat,food,meal: mouth,said,speak: thing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mouth,said,speak</text:p>
          </table:table-cell>
          <table:table-cell office:value-type="string" calcext:value-type="string">
            <text:p>message:news:parable:repor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,destroy: knife,cut: person: no,not: blood: hand: wet,wa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v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can,ability,power: big: knife,cu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o,not: goo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o,not: good: thing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urt,pain: knife,cut: heart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fire,heat,ho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dow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good: flow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cross: scripture,bible,word of god: build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,water: good: village: many: neighbor: house: nea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,day: land,ground,earth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,journey,travel,trip: building</text:p>
          </table:table-cell>
          <table:table-cell office:value-type="string" calcext:value-type="string">
            <text:p>ten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bring:car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rui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: small,few: net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fabric,clothing: 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money,wealth,wealth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crown,ruler,king,lord: money,wealth,wealth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uth,said,speak: book,read,lear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bon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building</text:p>
          </table:table-cell>
          <table:table-cell office:value-type="string" calcext:value-type="string">
            <text:p>chur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,travel,trip,journey: building</text:p>
          </table:table-cell>
          <table:table-cell office:value-type="string" calcext:value-type="string">
            <text:p>tabernac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at: sheep: bone: sof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ow,knowledge: deceive,deception.false,lead_astray,lie: no,not: good: measur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stioned,ask: mouth,said,speak: ?: 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witne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ft: hear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gift: hand: love,compassion</text:p>
          </table:table-cell>
          <table:table-cell office:value-type="string" calcext:value-type="string">
            <text:p>grateful:gratitu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riend: person: love,compass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because:purpose:reas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eceive,deception,false,lead_astray,lie: no,not: good: measur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robb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_opinion:think_wond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won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opini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h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me,equal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mind:think:think_opinion:think_won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,division,separate,split: grain,whe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split,divide,division,separate: grain,whea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chair,si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stor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se,smell: village: many: neighbor: house: ne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stream,river: village: 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riv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ove compassion: blind: no,not: eye,s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money,wealth,wealthy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onor: crown,ruler,king,lord: swo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l: hand: happy,joy: hea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wa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cloth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s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ogether_people:gathered_peop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hings</text:p>
          </table:table-cell>
          <table:table-cell office:value-type="string" calcext:value-type="string">
            <text:p>together_things:gathered_thing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fabric,clothi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han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: no,not: soft: land,ground,earth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atio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ip:go:journe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od:pla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ce: to,forward: hand: equal: land,ground,earth: church,temple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amily: house: love,compa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persecute:persecuti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:journey:trav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victory:prevai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: village: many: neighbor: house: nea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ook read,lea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rt: no,not: goo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</text:p>
          </table:table-cell>
          <table:table-cell table:style-name="ce1"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easure</text:p>
          </table:table-cell>
          <table:table-cell office:value-type="string" calcext:value-type="string">
            <text:p>truth:tr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thing: mouth,said,speak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truth: good: measur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easure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work,d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ability,can,power: big: knife,cu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pain,hurt: knife,cut: hear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ng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: equal,same: small,few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ad: no,not: goo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rt,pain: knife,cut: heart: village: many: neighbor;house;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doub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rain,wheat: d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i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time,whe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ountry,nation: big: land,ground,earth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e,eye: sun,da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fu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futi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hild: small,few: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worth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backward: money,wealth,wealth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prevail:triump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: neighbor: house: 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up: plant,tree,woo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uit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,clean: wet,water: good: wo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rest,sleep,lie_down</text:p>
          </table:table-cell>
          <table:table-cell office:value-type="string" calcext:value-type="string">
            <text:p>d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c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ear,hea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<text:s/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y: person: straight: time,wh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lik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tle:figh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ure,clean: wet,water: goo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ma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tow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: wet,wat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th:ro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strong: hand: can,ability,power: big: knife,cu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althy:mone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ey:wealth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,beginning: love,compassion: man: wo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ven: day,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hol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ask,questioned: mouth,said,speak: ?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ask,questioned: mouth,said,speak: 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et,silence: mouth,said,speak: no,not: ear,hear</text:p>
          </table:table-cell>
          <table:table-cell office:value-type="string" calcext:value-type="string">
            <text:p>secr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colo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ask,questioned: mouth,said,speak: 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ause,purpose,reason,therefore: know,knowledge: ask,questioned: mouth,said,speak: 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: no,no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est,sleep,lie down: love,compassi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no,not: plant,tree,wood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 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ire:like:wa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o,forward: ai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: fruit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air: too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cold: no,not: fire,heat,h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: equal,sa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testimon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nt:tre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small,few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.ruler,king,lord: bible,scripture,word_of_god: book,learn,read: cro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Bible:Scriptu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snak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afraid:fea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any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exalt:prai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val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value:wort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ang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author:scrib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,king,ruler,lord: ma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around: sun,da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rre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: too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time,wh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ure,clean: wet,water: g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d,grieve: work,do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: village: many: neighbor: house: nea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ather: lov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ous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d: fac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right: very: sun,day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ed: wheat,grain: small,fe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nder: mouth,said,speak: storm: bad: no,not: good: spirit: person</text:p>
          </table:table-cell>
          <table:table-cell/>
        </table:table-row>
      </table:table>
      <table:named-expressions/>
      <table:database-ranges>
        <table:database-range table:name="__Anonymous_Sheet_DB__0" table:target-range-address="'AllfileSun Corinthians(xref)6_0'.D1:'AllfileSun Corinthians(xref)6_0'.J147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5T08:01:31.791000000</dc:date>
    <meta:editing-duration>PT4M30S</meta:editing-duration>
    <meta:editing-cycles>1</meta:editing-cycles>
    <meta:document-statistic meta:table-count="1" meta:cell-count="10043" meta:object-count="0"/>
    <meta:generator>LibreOffice/6.2.0.3$Windows_X86_64 LibreOffice_project/98c6a8a1c6c7b144ce3cc729e34964b47ce25d62</meta:generator>
  </office:meta>
</office:document-meta>
</file>